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help documentation</text:p>
      <text:p text:style-name="Standard"/>
      <text:p text:style-name="Standard">Y. Coll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5T16:49:10</meta:creation-date>
    <dc:date>2013-05-15T16:49:40</dc:date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34" meta:non-whitespace-character-count="31"/>
    <meta:generator>LibreOffice/3.5$Linux_X86_64 LibreOffice_project/350m1$Build-2</meta:generator>
  </office:meta>
</office:document-meta>
</file>